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ção e Laboratório Virtual</text:p>
      <text:p text:style-name="Standard"/>
      <text:p text:style-name="Standard">_Introdução ao Docker e containers_</text:p>
      <text:p text:style-name="Standard">Hypervisor (VMware): sistema instalado sobre o SO (HOST). Um hypervisor, também conhecido como monitor da máquina virtual, é um processo que cria e executa máquinas virtuais (VMs). Um hypervisor permite que um computador host ofereça suporte a várias VMs guest, compartilhando virtualmente seus recursos, como memória e processamento.</text:p>
      <text:p text:style-name="Standard">Outros exemplos: <text:s/>Microsoft hyper-v, Citrix</text:p>
      <text:p text:style-name="Standard"/>
      <text:p text:style-name="Standard">No Hypevisor é instalado outros SOs (GUEST), que dividem o hardware. Quanto melhor configuração, mair SOs Guests posso configurar.</text:p>
      <text:p text:style-name="Standard"/>
      <text:p text:style-name="Standard">Exemplos de sistemas Hypervisor:</text:p>
      <text:p text:style-name="Standard">VMware: https://www.vmware.com/br/timeline.html</text:p>
      <text:p text:style-name="Standard"/>
      <text:p text:style-name="Standard">Microsoft Hyper-v: https://docs.microsoft.com/pt-br/windows-server/virtualization/hyper-v/hyper-v-technology-overview</text:p>
      <text:p text:style-name="Standard"/>
      <text:p text:style-name="Standard">No SO Guest instalo o Docker Engine. </text:p>
      <text:p text:style-name="Standard">E no Docker Engine eu instalo os microsserviços.</text:p>
      <text:p text:style-name="Standard"/>
      <text:p text:style-name="Standard">Qual a diferença entre virtualização e containers?</text:p>
      <text:p text:style-name="Standard">São distintas, porém complementares. Utiliza-se conteiner para potencializar a máquina virtual.</text:p>
      <text:p text:style-name="Standard"/>
      <text:p text:style-name="Standard">***********************</text:p>
      <text:p text:style-name="Standard"/>
      <text:p text:style-name="Standard">_Instalando o DOCKER_</text:p>
      <text:p text:style-name="Standard"/>
      <text:p text:style-name="Standard">curl -fsSL https://get.docker.com -o get-docker.sh</text:p>
      <text:p text:style-name="Standard">Baixar o arquivo de script de instalação do docker</text:p>
      <text:p text:style-name="Standard"/>
      <text:p text:style-name="Standard">sh get-docker.sh</text:p>
      <text:p text:style-name="Standard">Comando para executar a instalação via script</text:p>
      <text:p text:style-name="Standard"/>
      <text:p text:style-name="Standard">docker version</text:p>
      <text:p text:style-name="Standard">Comando para visualizar a versão do docker instalado</text:p>
      <text:p text:style-name="Standard"/>
      <text:p text:style-name="Standard">systemctl status docker</text:p>
      <text:p text:style-name="Standard">Comando para visualizar o status de execução do Docker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22:23:24.577000000</dc:date>
    <meta:editing-duration>PT58M29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2" meta:word-count="172" meta:character-count="1350" meta:non-whitespace-character-count="1197"/>
  </office:meta>
</office:document-meta>
</file>